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88cm" fo:break-before="auto" style:use-optimal-row-height="true"/>
    </style:style>
    <style:style style:name="ro6" style:family="table-row">
      <style:table-row-properties style:row-height="1.335cm" fo:break-before="auto" style:use-optimal-row-height="true"/>
    </style:style>
    <style:style style:name="ro7" style:family="table-row">
      <style:table-row-properties style:row-height="2.9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">
      <style:table-cell-properties fo:wrap-option="wra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0">
      <style:table-cell-properties fo:background-color="#e6e6ff" fo:wrap-option="wrap" fo:border="0.06pt solid #000000"/>
    </style:style>
    <style:style style:name="ce8" style:family="table-cell" style:parent-style-name="Default" style:data-style-name="N149"/>
    <style:style style:name="ce9" style:family="table-cell" style:parent-style-name="Default" style:data-style-name="N149">
      <style:table-cell-properties fo:wrap-option="wrap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8pt" style:font-name-asian="Droid Sans Fallback" style:font-size-asian="8pt" style:font-name-complex="Arial1" style:font-size-complex="8pt"/>
    </style:style>
    <style:style style:name="ce12" style:family="table-cell" style:parent-style-name="Default">
      <style:text-properties style:font-name="Courier New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Courier New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8pt" style:font-size-asian="8pt" style:font-size-complex="8pt"/>
    </style:style>
    <style:style style:name="gr1" style:family="graphic">
      <style:graphic-properties draw:ole-draw-aspect="1"/>
    </style:style>
    <style:style style:name="T1" style:family="text">
      <style:text-properties style:font-name="Arial" style:font-name-asian="Droid Sans Fallback" style:font-name-complex="Arial1"/>
    </style:style>
  </office:automatic-styles>
  <office:body>
    <office:spreadsheet>
      <table:table table:name="Default" table:style-name="ta1">
        <table:shapes>
          <draw:frame draw:z-index="0" draw:style-name="gr1" svg:width="15.997cm" svg:height="7.732cm" svg:x="7.831cm" svg:y="0.075cm">
            <draw:object draw:notify-on-update-of-ranges="Default.A13:Default.A18 Default.C3:Default.C3 Default.C13:Default.C18 Default.A13:Default.A18 Default.B3:Default.B3 Default.B13:Default.B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8" table:default-cell-style-name="ce4"/>
        <table:table-row table:style-name="ro1">
          <table:table-cell table:style-name="ce1" office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>
            <text:p>Neutral</text:p>
          </table:table-cell>
          <table:table-cell table:style-name="ce2" office:value-type="string">
            <text:p>Brak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max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percentage" office:value="0.18">
            <text:p>18%</text:p>
          </table:table-cell>
          <table:table-cell table:number-columns-repeated="8"/>
        </table:table-row>
        <table:table-row table:style-name="ro2">
          <table:table-cell table:style-name="ce2" office:value-type="string">
            <text:p>kph</text:p>
          </table:table-cell>
          <table:table-cell table:style-name="ce4" table:number-columns-repeated="2"/>
          <table:table-cell table:number-columns-repeated="8"/>
        </table:table-row>
        <table:table-row table:style-name="ro2">
          <table:table-cell table:style-name="ce3" office:value-type="float" office:value="33">
            <text:p>33</text:p>
          </table:table-cell>
          <table:table-cell table:number-columns-repeated="2" table:style-name="ce7" office:value-type="percentage" office:value="1">
            <text:p>100%</text:p>
          </table:table-cell>
          <table:table-cell table:number-columns-repeated="8"/>
        </table:table-row>
        <table:table-row table:style-name="ro2">
          <table:table-cell table:style-name="ce3" office:value-type="float" office:value="39">
            <text:p>39</text:p>
          </table:table-cell>
          <table:table-cell table:number-columns-repeated="2" table:style-name="ce7" office:value-type="percentage" office:value="0.8">
            <text:p>80%</text:p>
          </table:table-cell>
          <table:table-cell table:style-name="Default" table:number-columns-repeated="8"/>
        </table:table-row>
        <table:table-row table:style-name="ro2">
          <table:table-cell table:style-name="ce3" office:value-type="float" office:value="50">
            <text:p>50</text:p>
          </table:table-cell>
          <table:table-cell table:number-columns-repeated="2" table:style-name="ce7" office:value-type="percentage" office:value="0.5">
            <text:p>50%</text:p>
          </table:table-cell>
          <table:table-cell table:style-name="Default" table:number-columns-repeated="8"/>
        </table:table-row>
        <table:table-row table:style-name="ro2">
          <table:table-cell table:style-name="ce3" office:value-type="float" office:value="66">
            <text:p>66</text:p>
          </table:table-cell>
          <table:table-cell table:number-columns-repeated="2" table:style-name="ce7" office:value-type="percentage" office:value="0.2">
            <text:p>20%</text:p>
          </table:table-cell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>
            <text:p>effective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8" table:formula="of:=[.B14]" office:value-type="percentage" office:value="0.18">
            <text:p>18,0%</text:p>
          </table:table-cell>
          <table:table-cell table:style-name="ce8" table:formula="of:=[.C14]" office:value-type="percentage" office:value="0.18">
            <text:p>18,0%</text:p>
          </table:table-cell>
          <table:table-cell table:number-columns-repeated="8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9" table:formula="of:=[.B$5]*[.B7]" office:value-type="percentage" office:value="0.18">
            <text:p>18,0%</text:p>
          </table:table-cell>
          <table:table-cell table:style-name="ce9" table:formula="of:=[.C$5]*[.C7]" office:value-type="percentage" office:value="0.18">
            <text:p>18,0%</text:p>
          </table:table-cell>
          <table:table-cell table:number-columns-repeated="8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9" table:formula="of:=[.B$5]*[.B8]" office:value-type="percentage" office:value="0.144">
            <text:p>14,4%</text:p>
          </table:table-cell>
          <table:table-cell table:style-name="ce9" table:formula="of:=[.C$5]*[.C8]" office:value-type="percentage" office:value="0.144">
            <text:p>14,4%</text:p>
          </table:table-cell>
          <table:table-cell table:number-columns-repeated="8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9" table:formula="of:=[.B$5]*[.B9]" office:value-type="percentage" office:value="0.09">
            <text:p>9,0%</text:p>
          </table:table-cell>
          <table:table-cell table:style-name="ce9" table:formula="of:=[.C$5]*[.C9]" office:value-type="percentage" office:value="0.09">
            <text:p>9,0%</text:p>
          </table:table-cell>
          <table:table-cell table:number-columns-repeated="8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9" table:formula="of:=[.B$5]*[.B10]" office:value-type="percentage" office:value="0.036">
            <text:p>3,6%</text:p>
          </table:table-cell>
          <table:table-cell table:style-name="ce9" table:formula="of:=[.C$5]*[.C10]" office:value-type="percentage" office:value="0.036">
            <text:p>3,6%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style-name="ce8" table:formula="of:=[.B17]" office:value-type="percentage" office:value="0.036">
            <text:p>3,6%</text:p>
          </table:table-cell>
          <table:table-cell table:style-name="ce8" table:formula="of:=[.C17]" office:value-type="percentage" office:value="0.036">
            <text:p>3,6%</text:p>
          </table:table-cell>
          <table:table-cell table:number-columns-repeated="8"/>
        </table:table-row>
        <table:table-row table:style-name="ro1">
          <table:table-cell table:style-name="ce4" table:number-columns-repeated="3"/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 table:style-name="ce3"/>
          <table:table-cell table:style-name="ce9" table:number-columns-repeated="2"/>
          <table:table-cell table:number-columns-repeated="8"/>
        </table:table-row>
        <table:table-row table:style-name="ro1">
          <table:table-cell table:style-name="ce5" office:value-type="string">
            <text:p>Commands</text:p>
          </table:table-cell>
          <table:table-cell table:style-name="ce10" table:formula="of:=&quot;CFG RECUP &quot;&amp;INT([.B5]*100)&amp;&quot; &quot;&amp;INT([.C5]*100)" office:value-type="string" office:string-value="CFG RECUP 18 18" table:number-columns-spanned="4" table:number-rows-spanned="1">
            <text:p>CFG RECUP 18 18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0" table:formula="of:=&quot;CFG TSMAP N &quot;&amp;INT([.B7]*100)&amp;&quot; &quot;&amp;INT([.B8]*100)&amp;&quot; &quot;&amp;INT([.B9]*100)&amp;&quot; &quot;&amp;INT([.B10]*100)" office:value-type="string" office:string-value="CFG TSMAP N 100 80 50 20" table:number-columns-spanned="4" table:number-rows-spanned="1">
            <text:p>CFG TSMAP N 100 80 50 2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0" table:formula="of:=&quot;CFG TSMAP B &quot;&amp;INT([.C7]*100)&amp;&quot; &quot;&amp;INT([.C8]*100)&amp;&quot; &quot;&amp;INT([.C9]*100)&amp;&quot; &quot;&amp;INT([.C10]*100)" office:value-type="string" office:string-value="CFG TSMAP B 100 80 50 20" table:number-columns-spanned="4" table:number-rows-spanned="1">
            <text:p>CFG TSMAP B 100 80 50 2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4">
          <table:table-cell table:number-columns-repeated="3"/>
          <table:table-cell table:style-name="Default" table:number-columns-repeated="8"/>
        </table:table-row>
        <table:table-row table:style-name="ro1">
          <table:table-cell table:style-name="ce6" office:value-type="string">
            <text:p>Description</text:p>
          </table:table-cell>
          <table:table-cell table:style-name="ce11" office:value-type="string" table:number-columns-spanned="6" table:number-rows-spanned="1">
            <text:p>The factory default settings.</text:p>
          </table:table-cell>
          <table:covered-table-cell table:number-columns-repeated="5" table:style-name="ce13"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Default" table:number-columns-repeated="8"/>
        </table:table-row>
      </table:table>
      <table:table table:name="Recup1" table:style-name="ta1">
        <table:shapes>
          <draw:frame draw:z-index="0" draw:style-name="gr1" svg:width="15.997cm" svg:height="7.732cm" svg:x="7.831cm" svg:y="0.075cm">
            <draw:object draw:notify-on-update-of-ranges="Recup1.A13:Recup1.A18 Recup1.C3:Recup1.C3 Recup1.C13:Recup1.C18 Recup1.A13:Recup1.A18 Recup1.B3:Recup1.B3 Recup1.B13:Recup1.B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8" table:default-cell-style-name="ce4"/>
        <table:table-row table:style-name="ro1">
          <table:table-cell table:style-name="ce1" office:value-type="string">
            <text:p>Recuperation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>
            <text:p>Neutral</text:p>
          </table:table-cell>
          <table:table-cell table:style-name="ce2" office:value-type="string">
            <text:p>Brak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max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percentage" office:value="0.18">
            <text:p>18%</text:p>
          </table:table-cell>
          <table:table-cell table:style-name="ce7" office:value-type="percentage" office:value="0.4">
            <text:p>40%</text:p>
          </table:table-cell>
          <table:table-cell table:number-columns-repeated="8"/>
        </table:table-row>
        <table:table-row table:style-name="ro2">
          <table:table-cell table:style-name="ce2" office:value-type="string">
            <text:p>kph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7" office:value-type="percentage" office:value="1">
            <text:p>100%</text:p>
          </table:table-cell>
          <table:table-cell table:style-name="ce7" office:value-type="percentage" office:value="0.8">
            <text:p>80%</text:p>
          </table:table-cell>
          <table:table-cell table:number-columns-repeated="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7" office:value-type="percentage" office:value="0.8">
            <text:p>80%</text:p>
          </table:table-cell>
          <table:table-cell table:style-name="ce7" office:value-type="percentage" office:value="1">
            <text:p>100%</text:p>
          </table:table-cell>
          <table:table-cell table:style-name="Default" table:number-columns-repeated="8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7" office:value-type="percentage" office:value="0.5">
            <text:p>50%</text:p>
          </table:table-cell>
          <table:table-cell table:style-name="ce7" office:value-type="percentage" office:value="0.6">
            <text:p>60%</text:p>
          </table:table-cell>
          <table:table-cell table:style-name="Default" table:number-columns-repeated="8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7" office:value-type="percentage" office:value="0.2">
            <text:p>20%</text:p>
          </table:table-cell>
          <table:table-cell table:style-name="ce7" office:value-type="percentage" office:value="0.4">
            <text:p>40%</text:p>
          </table:table-cell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>
            <text:p>effective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8" table:formula="of:=[.B14]" office:value-type="percentage" office:value="0.18">
            <text:p>18,0%</text:p>
          </table:table-cell>
          <table:table-cell table:style-name="ce8" table:formula="of:=[.C14]" office:value-type="percentage" office:value="0.32">
            <text:p>32,0%</text:p>
          </table:table-cell>
          <table:table-cell table:number-columns-repeated="8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9" table:formula="of:=[.B$5]*[.B7]" office:value-type="percentage" office:value="0.18">
            <text:p>18,0%</text:p>
          </table:table-cell>
          <table:table-cell table:style-name="ce9" table:formula="of:=[.C$5]*[.C7]" office:value-type="percentage" office:value="0.32">
            <text:p>32,0%</text:p>
          </table:table-cell>
          <table:table-cell table:number-columns-repeated="8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9" table:formula="of:=[.B$5]*[.B8]" office:value-type="percentage" office:value="0.144">
            <text:p>14,4%</text:p>
          </table:table-cell>
          <table:table-cell table:style-name="ce9" table:formula="of:=[.C$5]*[.C8]" office:value-type="percentage" office:value="0.4">
            <text:p>40,0%</text:p>
          </table:table-cell>
          <table:table-cell table:number-columns-repeated="8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9" table:formula="of:=[.B$5]*[.B9]" office:value-type="percentage" office:value="0.09">
            <text:p>9,0%</text:p>
          </table:table-cell>
          <table:table-cell table:style-name="ce9" table:formula="of:=[.C$5]*[.C9]" office:value-type="percentage" office:value="0.24">
            <text:p>24,0%</text:p>
          </table:table-cell>
          <table:table-cell table:number-columns-repeated="8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9" table:formula="of:=[.B$5]*[.B10]" office:value-type="percentage" office:value="0.036">
            <text:p>3,6%</text:p>
          </table:table-cell>
          <table:table-cell table:style-name="ce9" table:formula="of:=[.C$5]*[.C10]" office:value-type="percentage" office:value="0.16">
            <text:p>16,0%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style-name="ce8" table:formula="of:=[.B17]" office:value-type="percentage" office:value="0.036">
            <text:p>3,6%</text:p>
          </table:table-cell>
          <table:table-cell table:style-name="ce8" table:formula="of:=[.C17]" office:value-type="percentage" office:value="0.16">
            <text:p>16,0%</text:p>
          </table:table-cell>
          <table:table-cell table:number-columns-repeated="8"/>
        </table:table-row>
        <table:table-row table:style-name="ro1">
          <table:table-cell table:style-name="ce4" table:number-columns-repeated="3"/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 table:style-name="ce3"/>
          <table:table-cell table:style-name="ce9" table:number-columns-repeated="2"/>
          <table:table-cell table:number-columns-repeated="8"/>
        </table:table-row>
        <table:table-row table:style-name="ro1">
          <table:table-cell table:style-name="ce5" office:value-type="string">
            <text:p>Commands</text:p>
          </table:table-cell>
          <table:table-cell table:style-name="ce10" table:formula="of:=&quot;CFG RECUP &quot;&amp;INT([.B5]*100)&amp;&quot; &quot;&amp;INT([.C5]*100)" office:value-type="string" office:string-value="CFG RECUP 18 40" table:number-columns-spanned="4" table:number-rows-spanned="1">
            <text:p>CFG RECUP 18 4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0" table:formula="of:=&quot;CFG TSMAP N &quot;&amp;INT([.B7]*100)&amp;&quot; &quot;&amp;INT([.B8]*100)&amp;&quot; &quot;&amp;INT([.B9]*100)&amp;&quot; &quot;&amp;INT([.B10]*100)" office:value-type="string" office:string-value="CFG TSMAP N 100 80 50 20" table:number-columns-spanned="4" table:number-rows-spanned="1">
            <text:p>CFG TSMAP N 100 80 50 2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0" table:formula="of:=&quot;CFG TSMAP B &quot;&amp;INT([.C7]*100)&amp;&quot; &quot;&amp;INT([.C8]*100)&amp;&quot; &quot;&amp;INT([.C9]*100)&amp;&quot; &quot;&amp;INT([.C10]*100)" office:value-type="string" office:string-value="CFG TSMAP B 80 100 60 40" table:number-columns-spanned="4" table:number-rows-spanned="1">
            <text:p>CFG TSMAP B 80 100 60 4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4">
          <table:table-cell table:number-columns-repeated="3"/>
          <table:table-cell table:style-name="Default" table:number-columns-repeated="8"/>
        </table:table-row>
        <table:table-row table:style-name="ro5">
          <table:table-cell table:style-name="ce6" office:value-type="string">
            <text:p>Description</text:p>
          </table:table-cell>
          <table:table-cell table:style-name="ce11" office:value-type="string" table:number-columns-spanned="6" table:number-rows-spanned="1">
            <text:p>This raises recuperation with braking. The speed profile shifts the maximum to ~40 kph and reduces strength for lower speeds to produce a natural power brake feeling.</text:p>
          </table:table-cell>
          <table:covered-table-cell table:number-columns-repeated="5" table:style-name="ce13"/>
          <table:table-cell table:style-name="Default" table:number-columns-repeated="4"/>
        </table:table-row>
      </table:table>
      <table:table table:name="Coasting1" table:style-name="ta1">
        <table:shapes>
          <draw:frame draw:z-index="0" draw:style-name="gr1" svg:width="15.997cm" svg:height="7.732cm" svg:x="7.831cm" svg:y="0.075cm">
            <draw:object draw:notify-on-update-of-ranges="Coasting1.A13:Coasting1.A18 Coasting1.C3:Coasting1.C3 Coasting1.C13:Coasting1.C18 Coasting1.A13:Coasting1.A18 Coasting1.B3:Coasting1.B3 Coasting1.B13:Coasting1.B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8" table:default-cell-style-name="ce4"/>
        <table:table-row table:style-name="ro1">
          <table:table-cell table:style-name="ce1" office:value-type="string">
            <text:p>Coasting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>
            <text:p>Neutral</text:p>
          </table:table-cell>
          <table:table-cell table:style-name="ce2" office:value-type="string">
            <text:p>Brak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max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percentage" office:value="0.18">
            <text:p>18%</text:p>
          </table:table-cell>
          <table:table-cell table:number-columns-repeated="8"/>
        </table:table-row>
        <table:table-row table:style-name="ro2">
          <table:table-cell table:style-name="ce2" office:value-type="string">
            <text:p>kph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table:style-name="ce3" office:value-type="float" office:value="33">
            <text:p>33</text:p>
          </table:table-cell>
          <table:table-cell table:number-columns-repeated="2" table:style-name="ce7" office:value-type="percentage" office:value="1">
            <text:p>100%</text:p>
          </table:table-cell>
          <table:table-cell table:number-columns-repeated="8"/>
        </table:table-row>
        <table:table-row table:style-name="ro1">
          <table:table-cell table:style-name="ce3" office:value-type="float" office:value="39">
            <text:p>39</text:p>
          </table:table-cell>
          <table:table-cell table:number-columns-repeated="2" table:style-name="ce7" office:value-type="percentage" office:value="0.8">
            <text:p>80%</text:p>
          </table:table-cell>
          <table:table-cell table:style-name="Default" table:number-columns-repeated="8"/>
        </table:table-row>
        <table:table-row table:style-name="ro1">
          <table:table-cell table:style-name="ce3" office:value-type="float" office:value="50">
            <text:p>50</text:p>
          </table:table-cell>
          <table:table-cell table:number-columns-repeated="2" table:style-name="ce7" office:value-type="percentage" office:value="0.5">
            <text:p>50%</text:p>
          </table:table-cell>
          <table:table-cell table:style-name="Default" table:number-columns-repeated="8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7" office:value-type="percentage" office:value="0">
            <text:p>0%</text:p>
          </table:table-cell>
          <table:table-cell table:style-name="ce7" office:value-type="percentage" office:value="0.2">
            <text:p>20%</text:p>
          </table:table-cell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>
            <text:p>effective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8" table:formula="of:=[.B14]" office:value-type="percentage" office:value="0.18">
            <text:p>18,0%</text:p>
          </table:table-cell>
          <table:table-cell table:style-name="ce8" table:formula="of:=[.C14]" office:value-type="percentage" office:value="0.18">
            <text:p>18,0%</text:p>
          </table:table-cell>
          <table:table-cell table:number-columns-repeated="8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9" table:formula="of:=[.B$5]*[.B7]" office:value-type="percentage" office:value="0.18">
            <text:p>18,0%</text:p>
          </table:table-cell>
          <table:table-cell table:style-name="ce9" table:formula="of:=[.C$5]*[.C7]" office:value-type="percentage" office:value="0.18">
            <text:p>18,0%</text:p>
          </table:table-cell>
          <table:table-cell table:number-columns-repeated="8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9" table:formula="of:=[.B$5]*[.B8]" office:value-type="percentage" office:value="0.144">
            <text:p>14,4%</text:p>
          </table:table-cell>
          <table:table-cell table:style-name="ce9" table:formula="of:=[.C$5]*[.C8]" office:value-type="percentage" office:value="0.144">
            <text:p>14,4%</text:p>
          </table:table-cell>
          <table:table-cell table:number-columns-repeated="8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9" table:formula="of:=[.B$5]*[.B9]" office:value-type="percentage" office:value="0.09">
            <text:p>9,0%</text:p>
          </table:table-cell>
          <table:table-cell table:style-name="ce9" table:formula="of:=[.C$5]*[.C9]" office:value-type="percentage" office:value="0.09">
            <text:p>9,0%</text:p>
          </table:table-cell>
          <table:table-cell table:number-columns-repeated="8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9" table:formula="of:=[.B$5]*[.B10]" office:value-type="percentage" office:value="0">
            <text:p>0,0%</text:p>
          </table:table-cell>
          <table:table-cell table:style-name="ce9" table:formula="of:=[.C$5]*[.C10]" office:value-type="percentage" office:value="0.036">
            <text:p>3,6%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style-name="ce8" table:formula="of:=[.B17]" office:value-type="percentage" office:value="0">
            <text:p>0,0%</text:p>
          </table:table-cell>
          <table:table-cell table:style-name="ce8" table:formula="of:=[.C17]" office:value-type="percentage" office:value="0.036">
            <text:p>3,6%</text:p>
          </table:table-cell>
          <table:table-cell table:number-columns-repeated="8"/>
        </table:table-row>
        <table:table-row table:style-name="ro1">
          <table:table-cell table:style-name="ce4" table:number-columns-repeated="3"/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 table:style-name="ce3"/>
          <table:table-cell table:style-name="ce9" table:number-columns-repeated="2"/>
          <table:table-cell table:number-columns-repeated="8"/>
        </table:table-row>
        <table:table-row table:style-name="ro1">
          <table:table-cell table:style-name="ce5" office:value-type="string">
            <text:p>Commands</text:p>
          </table:table-cell>
          <table:table-cell table:style-name="ce14" table:formula="of:=&quot;CFG RECUP &quot;&amp;INT([.B5]*100)&amp;&quot; &quot;&amp;INT([.C5]*100)" office:value-type="string" office:string-value="CFG RECUP 18 18" table:number-columns-spanned="4" table:number-rows-spanned="1">
            <text:p>CFG RECUP 18 18</text:p>
          </table:table-cell>
          <table:covered-table-cell table:number-columns-repeated="3" table:style-name="ce12"/>
          <table:table-cell table:style-name="Default" office:value-type="string">
            <text:p>(irrelevant)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10" table:formula="of:=&quot;CFG TSMAP N &quot;&amp;INT([.B7]*100)&amp;&quot; &quot;&amp;INT([.B8]*100)&amp;&quot; &quot;&amp;INT([.B9]*100)&amp;&quot; &quot;&amp;INT([.B10]*100)" office:value-type="string" office:string-value="CFG TSMAP N 100 80 50 0" table:number-columns-spanned="4" table:number-rows-spanned="1">
            <text:p>CFG TSMAP N 100 80 50 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4" table:formula="of:=&quot;CFG TSMAP B &quot;&amp;INT([.C7]*100)&amp;&quot; &quot;&amp;INT([.C8]*100)&amp;&quot; &quot;&amp;INT([.C9]*100)&amp;&quot; &quot;&amp;INT([.C10]*100)" office:value-type="string" office:string-value="CFG TSMAP B 100 80 50 20" table:number-columns-spanned="4" table:number-rows-spanned="1">
            <text:p>CFG TSMAP B 100 80 50 20</text:p>
          </table:table-cell>
          <table:covered-table-cell table:number-columns-repeated="3" table:style-name="ce12"/>
          <table:table-cell table:style-name="Default" office:value-type="string">
            <text:p>(irrelevant)</text:p>
          </table:table-cell>
          <table:table-cell table:style-name="Default" table:number-columns-repeated="5"/>
        </table:table-row>
        <table:table-row table:style-name="ro4">
          <table:table-cell table:number-columns-repeated="3"/>
          <table:table-cell table:style-name="Default" table:number-columns-repeated="8"/>
        </table:table-row>
        <table:table-row table:style-name="ro6">
          <table:table-cell table:style-name="ce6" office:value-type="string">
            <text:p>Description</text:p>
          </table:table-cell>
          <table:table-cell table:style-name="ce11" office:value-type="string" table:number-columns-spanned="6" table:number-rows-spanned="1">
            <text:p>This enables coasting mode at highway speeds, i.e. if you lift your foot from the pedal above 66 kph, no recuperation will apply until you also push the brake pedal.</text:p>
            <text:p/>
            <text:p>Of course the Twizy will still slow down due to air and rolling resistance.</text:p>
          </table:table-cell>
          <table:covered-table-cell table:number-columns-repeated="5" table:style-name="ce13"/>
          <table:table-cell table:style-name="Default" table:number-columns-repeated="4"/>
        </table:table-row>
      </table:table>
      <table:table table:name="Winter1" table:style-name="ta1">
        <table:shapes>
          <draw:frame draw:z-index="0" draw:style-name="gr1" svg:width="15.997cm" svg:height="7.732cm" svg:x="7.831cm" svg:y="0.075cm">
            <draw:object draw:notify-on-update-of-ranges="Winter1.A13:Winter1.A18 Winter1.C3:Winter1.C3 Winter1.C13:Winter1.C18 Winter1.A13:Winter1.A18 Winter1.B3:Winter1.B3 Winter1.B13:Winter1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8" table:default-cell-style-name="ce4"/>
        <table:table-row table:style-name="ro1">
          <table:table-cell table:style-name="ce1" office:value-type="string">
            <text:p>Winter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>
            <text:p>Neutral</text:p>
          </table:table-cell>
          <table:table-cell table:style-name="ce2" office:value-type="string">
            <text:p>Brak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max</text:p>
          </table:table-cell>
          <table:table-cell table:number-columns-repeated="10"/>
        </table:table-row>
        <table:table-row table:style-name="ro3">
          <table:table-cell/>
          <table:table-cell table:number-columns-repeated="2" table:style-name="ce7" office:value-type="percentage" office:value="0.18">
            <text:p>18%</text:p>
          </table:table-cell>
          <table:table-cell table:number-columns-repeated="8"/>
        </table:table-row>
        <table:table-row table:style-name="ro2">
          <table:table-cell table:style-name="ce2" office:value-type="string">
            <text:p>kph</text:p>
          </table:table-cell>
          <table:table-cell table:style-name="ce4" table:number-columns-repeated="2"/>
          <table:table-cell table:number-columns-repeated="8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7" office:value-type="percentage" office:value="0.3">
            <text:p>30%</text:p>
          </table:table-cell>
          <table:table-cell table:style-name="ce7" office:value-type="percentage" office:value="0">
            <text:p>0%</text:p>
          </table:table-cell>
          <table:table-cell table:number-columns-repeated="8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7" office:value-type="percentage" office:value="0.8">
            <text:p>80%</text:p>
          </table:table-cell>
          <table:table-cell table:style-name="ce7" office:value-type="percentage" office:value="0.4">
            <text:p>40%</text:p>
          </table:table-cell>
          <table:table-cell table:style-name="Default" table:number-columns-repeated="8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7" office:value-type="percentage" office:value="0.5">
            <text:p>50%</text:p>
          </table:table-cell>
          <table:table-cell table:style-name="ce7" office:value-type="percentage" office:value="0.35">
            <text:p>35%</text:p>
          </table:table-cell>
          <table:table-cell table:style-name="Default" table:number-columns-repeated="8"/>
        </table:table-row>
        <table:table-row table:style-name="ro2">
          <table:table-cell table:style-name="ce3" office:value-type="float" office:value="66">
            <text:p>66</text:p>
          </table:table-cell>
          <table:table-cell table:number-columns-repeated="2" table:style-name="ce7" office:value-type="percentage" office:value="0.2">
            <text:p>20%</text:p>
          </table:table-cell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>
            <text:p>effective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8" table:formula="of:=[.B14]" office:value-type="percentage" office:value="0.054">
            <text:p>5,4%</text:p>
          </table:table-cell>
          <table:table-cell table:style-name="ce8" table:formula="of:=[.C14]" office:value-type="percentage" office:value="0">
            <text:p>0,0%</text:p>
          </table:table-cell>
          <table:table-cell table:number-columns-repeated="8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9" table:formula="of:=[.B$5]*[.B7]" office:value-type="percentage" office:value="0.054">
            <text:p>5,4%</text:p>
          </table:table-cell>
          <table:table-cell table:style-name="ce9" table:formula="of:=[.C$5]*[.C7]" office:value-type="percentage" office:value="0">
            <text:p>0,0%</text:p>
          </table:table-cell>
          <table:table-cell table:number-columns-repeated="8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9" table:formula="of:=[.B$5]*[.B8]" office:value-type="percentage" office:value="0.144">
            <text:p>14,4%</text:p>
          </table:table-cell>
          <table:table-cell table:style-name="ce9" table:formula="of:=[.C$5]*[.C8]" office:value-type="percentage" office:value="0.072">
            <text:p>7,2%</text:p>
          </table:table-cell>
          <table:table-cell table:number-columns-repeated="8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9" table:formula="of:=[.B$5]*[.B9]" office:value-type="percentage" office:value="0.09">
            <text:p>9,0%</text:p>
          </table:table-cell>
          <table:table-cell table:style-name="ce9" table:formula="of:=[.C$5]*[.C9]" office:value-type="percentage" office:value="0.063">
            <text:p>6,3%</text:p>
          </table:table-cell>
          <table:table-cell table:number-columns-repeated="8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9" table:formula="of:=[.B$5]*[.B10]" office:value-type="percentage" office:value="0.036">
            <text:p>3,6%</text:p>
          </table:table-cell>
          <table:table-cell table:style-name="ce9" table:formula="of:=[.C$5]*[.C10]" office:value-type="percentage" office:value="0.036">
            <text:p>3,6%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style-name="ce8" table:formula="of:=[.B17]" office:value-type="percentage" office:value="0.036">
            <text:p>3,6%</text:p>
          </table:table-cell>
          <table:table-cell table:style-name="ce8" table:formula="of:=[.C17]" office:value-type="percentage" office:value="0.036">
            <text:p>3,6%</text:p>
          </table:table-cell>
          <table:table-cell table:number-columns-repeated="8"/>
        </table:table-row>
        <table:table-row table:style-name="ro1">
          <table:table-cell table:style-name="ce4" table:number-columns-repeated="3"/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 table:style-name="ce3"/>
          <table:table-cell table:style-name="ce9" table:number-columns-repeated="2"/>
          <table:table-cell table:number-columns-repeated="8"/>
        </table:table-row>
        <table:table-row table:style-name="ro1">
          <table:table-cell table:style-name="ce5" office:value-type="string">
            <text:p>Commands</text:p>
          </table:table-cell>
          <table:table-cell table:style-name="ce10" table:formula="of:=&quot;CFG RECUP &quot;&amp;INT([.B5]*100)&amp;&quot; &quot;&amp;INT([.C5]*100)" office:value-type="string" office:string-value="CFG RECUP 18 18" table:number-columns-spanned="4" table:number-rows-spanned="1">
            <text:p>CFG RECUP 18 18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0" table:formula="of:=&quot;CFG TSMAP N &quot;&amp;INT([.B7]*100)&amp;&quot; &quot;&amp;INT([.B8]*100)&amp;&quot; &quot;&amp;INT([.B9]*100)&amp;&quot; &quot;&amp;INT([.B10]*100)" office:value-type="string" office:string-value="CFG TSMAP N 30 80 50 20" table:number-columns-spanned="4" table:number-rows-spanned="1">
            <text:p>CFG TSMAP N 30 80 50 2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0" table:formula="of:=&quot;CFG TSMAP B &quot;&amp;INT([.C7]*100)&amp;&quot; &quot;&amp;INT([.C8]*100)&amp;&quot; &quot;&amp;INT([.C9]*100)&amp;&quot; &quot;&amp;INT([.C10]*100)" office:value-type="string" office:string-value="CFG TSMAP B 0 40 35 20" table:number-columns-spanned="4" table:number-rows-spanned="1">
            <text:p>CFG TSMAP B 0 40 35 2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4">
          <table:table-cell table:number-columns-repeated="3"/>
          <table:table-cell table:style-name="Default" table:number-columns-repeated="8"/>
        </table:table-row>
        <table:table-row table:style-name="ro7">
          <table:table-cell table:style-name="ce6" office:value-type="string">
            <text:p>Description</text:p>
          </table:table-cell>
          <table:table-cell table:style-name="ce15" office:value-type="string" table:number-columns-spanned="6" table:number-rows-spanned="1">
            <text:p>- Default recuperation above 66 kph, no change with braking</text:p>
            <text:p>- Much weaker recuperation below 40 kph</text:p>
            <text:p>- Weakening recuperation with braking below 66 kph, down to zero below 33 kph</text:p>
            <text:p/>
            <text:p>This needs some time to get used to, but can enable more control on slippery roads. Best combined with standard ramps, smoothing and torque.</text:p>
            <text:p><text:span text:style-name="T1"/></text:p>
            <text:p><text:span text:style-name="T1">Note: requires a sensible brake pedal switch (can be adjusted), also be aware this will exhibit the real weakness of the brake, be prepared to push the pedal real hard.</text:span></text:p>
          </table:table-cell>
          <table:covered-table-cell table:number-columns-repeated="5" table:style-name="ce1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style:text-properties fo:color="#ff0000"/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2" number:min-integer-digits="1" number:grouping="true"/>
    </number:number-style>
    <number:number-style style:name="N110">
      <style:text-properties fo:color="#ff0000"/>
      <number:text>-£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£</number:text>
      <number:number number:decimal-places="0" number:min-integer-digits="1" number:grouping="true"/>
      <number:text> </number:text>
    </number:number-style>
    <number:number-style style:name="N112P1" style:volatile="true">
      <number:text>-£</number:text>
      <number:number number:decimal-places="0" number:min-integer-digits="1" number:grouping="true"/>
      <number:text> </number:text>
    </number:number-style>
    <number:number-style style:name="N112P2" style:volatile="true">
      <number:text> £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£</number:text>
      <number:number number:decimal-places="2" number:min-integer-digits="1" number:grouping="true"/>
      <number:text> </number:text>
    </number:number-style>
    <number:number-style style:name="N114P1" style:volatile="true">
      <number:text>-£</number:text>
      <number:number number:decimal-places="2" number:min-integer-digits="1" number:grouping="true"/>
      <number:text> </number:text>
    </number:number-style>
    <number:number-style style:name="N114P2" style:volatile="true">
      <number:text> £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Actif</number:text>
    </number:number-style>
    <number:number-style style:name="N136P1" style:volatile="true">
      <number:text>Actif</number:text>
    </number:number-style>
    <number:number-style style:name="N136">
      <number:text>Inacti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7P0"/>
    </number:currency-style>
    <number:number-style style:name="N138">
      <number:number number:decimal-places="9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7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4" number:min-integer-digits="1"/>
    </number:number-style>
    <number:number-style style:name="N144">
      <number:number number:decimal-places="3" number:min-integer-digits="1"/>
    </number:number-style>
    <number:number-style style:name="N145">
      <number:number number:decimal-places="1" number:min-integer-digits="1"/>
    </number:number-style>
    <number:number-style style:name="N146">
      <number:number number:decimal-places="11" number:min-integer-digits="1"/>
    </number:number-style>
    <number:number-style style:name="N147">
      <number:number number:decimal-places="12" number:min-integer-digits="1"/>
    </number:number-style>
    <number:number-style style:name="N148">
      <number:number number:decimal-places="10" number:min-integer-digits="1"/>
    </number:number-style>
    <number:percentage-style style:name="N149">
      <number:number number:decimal-places="1" number:min-integer-digits="1"/>
      <number:text>%</number:text>
    </number:percentage-style>
    <number:percentage-style style:name="N150">
      <number:number number:decimal-places="3" number:min-integer-digits="1"/>
      <number:text>%</number:text>
    </number:percentage-style>
    <number:number-style style:name="N151">
      <number:number number:decimal-places="13" number:min-integer-digits="1"/>
    </number:number-style>
    <number:number-style style:name="N152">
      <number:number number:decimal-places="14" number:min-integer-digits="1"/>
    </number:number-style>
    <number:number-style style:name="N153">
      <number:number number:decimal-places="15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chael Balzer</meta:initial-creator>
    <meta:creation-date>2014-01-05T11:45:32</meta:creation-date>
    <dc:date>2014-01-09T15:49:16</dc:date>
    <dc:creator>Michael Balzer</dc:creator>
    <meta:editing-duration>P4DT3H59M19S</meta:editing-duration>
    <meta:editing-cycles>20</meta:editing-cycles>
    <meta:generator>LibreOffice/3.6$Linux_X86_64 LibreOffice_project/360m1$Build-304</meta:generator>
    <meta:document-statistic meta:table-count="4" meta:cell-count="1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18cm" svg:stroke-color="#ff420e" svg:stroke-opacity="50%" draw:fill-color="#ff420e" draw:opacity="50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7.733cm" xlink:href=".." xlink:type="simple" chart:class="chart:scatter" chart:style-name="ch1">
        <chart:legend chart:legend-position="top" svg:x="5.872cm" svg:y="0.412cm" style:legend-expansion="wide" chart:style-name="ch2"/>
        <chart:plot-area chart:style-name="ch3" table:cell-range-address="Winter1.A13:Winter1.C18 Winter1.B3:Winter1.C3" chart:data-source-has-labels="row" svg:x="0.545cm" svg:y="1.102cm" svg:width="15.263cm" svg:height="6.165cm">
          <chartooo:coordinate-region svg:x="1.484cm" svg:y="1.301cm" svg:width="14.137cm" svg:height="5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ter1.C13:Winter1.C18" chart:label-cell-address="Winter1.C3:Winter1.C3" chart:class="chart:scatter">
            <chart:domain table:cell-range-address="Winter1.A13:Winter1.A18"/>
            <chart:data-point chart:repeated="6"/>
          </chart:series>
          <chart:series chart:style-name="ch8" chart:values-cell-range-address="Winter1.B13:Winter1.B18" chart:label-cell-address="Winter1.B3:Winter1.B3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ake</text:p>
                <draw:g>
                  <svg:desc>Winter1.C3:Winter1.C3</svg:desc>
                </draw:g>
              </table:table-cell>
              <table:table-cell office:value-type="string">
                <text:p>Neutral</text:p>
                <draw:g>
                  <svg:desc>Winter1.B3:Winter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Winter1.A13:Winter1.A18</svg:desc>
                </draw:g>
              </table:table-cell>
              <table:table-cell office:value-type="float" office:value="0">
                <text:p>0</text:p>
                <draw:g>
                  <svg:desc>Winter1.C13:Winter1.C18</svg:desc>
                </draw:g>
              </table:table-cell>
              <table:table-cell office:value-type="float" office:value="0.054">
                <text:p>0.054</text:p>
                <draw:g>
                  <svg:desc>Winter1.B13:Winter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072">
                <text:p>0.07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63">
                <text:p>0.06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18cm" svg:stroke-color="#ff420e" svg:stroke-opacity="50%" draw:fill-color="#ff420e" draw:opacity="50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7.733cm" xlink:href=".." xlink:type="simple" chart:class="chart:scatter" chart:column-mapping="0 2 1" chart:style-name="ch1">
        <chart:legend chart:legend-position="top" svg:x="5.872cm" svg:y="0.412cm" style:legend-expansion="wide" chart:style-name="ch2"/>
        <chart:plot-area chart:style-name="ch3" table:cell-range-address="Default.A13:Default.C18 Default.B3:Default.C3" chart:data-source-has-labels="row" svg:x="0.545cm" svg:y="1.102cm" svg:width="15.263cm" svg:height="6.165cm">
          <chartooo:coordinate-region svg:x="1.484cm" svg:y="1.301cm" svg:width="14.137cm" svg:height="5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fault.C13:Default.C18" chart:label-cell-address="Default.C3:Default.C3" chart:class="chart:scatter">
            <chart:domain table:cell-range-address="Default.A13:Default.A18"/>
            <chart:data-point chart:repeated="6"/>
          </chart:series>
          <chart:series chart:style-name="ch8" chart:values-cell-range-address="Default.B13:Default.B18" chart:label-cell-address="Default.B3:Default.B3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ake</text:p>
                <draw:g>
                  <svg:desc>Default.C3:Default.C3</svg:desc>
                </draw:g>
              </table:table-cell>
              <table:table-cell office:value-type="string">
                <text:p>Neutral</text:p>
                <draw:g>
                  <svg:desc>Default.B3:Default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Default.A13:Default.A18</svg:desc>
                </draw:g>
              </table:table-cell>
              <table:table-cell office:value-type="float" office:value="0.18">
                <text:p>0.18</text:p>
                <draw:g>
                  <svg:desc>Default.C13:Default.C18</svg:desc>
                </draw:g>
              </table:table-cell>
              <table:table-cell office:value-type="float" office:value="0.18">
                <text:p>0.18</text:p>
                <draw:g>
                  <svg:desc>Default.B13:Defaul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144">
                <text:p>0.144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18cm" svg:stroke-color="#ff420e" svg:stroke-opacity="50%" draw:fill-color="#ff420e" draw:opacity="50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7.733cm" xlink:href=".." xlink:type="simple" chart:class="chart:scatter" chart:column-mapping="0 2 1" chart:style-name="ch1">
        <chart:legend chart:legend-position="top" svg:x="5.872cm" svg:y="0.412cm" style:legend-expansion="wide" chart:style-name="ch2"/>
        <chart:plot-area chart:style-name="ch3" table:cell-range-address="Recup1.A13:Recup1.C18 Recup1.B3:Recup1.C3" chart:data-source-has-labels="row" svg:x="0.545cm" svg:y="1.102cm" svg:width="15.263cm" svg:height="6.165cm">
          <chartooo:coordinate-region svg:x="1.484cm" svg:y="1.301cm" svg:width="14.137cm" svg:height="5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cup1.C13:Recup1.C18" chart:label-cell-address="Recup1.C3:Recup1.C3" chart:class="chart:scatter">
            <chart:domain table:cell-range-address="Recup1.A13:Recup1.A18"/>
            <chart:data-point chart:repeated="6"/>
          </chart:series>
          <chart:series chart:style-name="ch8" chart:values-cell-range-address="Recup1.B13:Recup1.B18" chart:label-cell-address="Recup1.B3:Recup1.B3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ake</text:p>
                <draw:g>
                  <svg:desc>Recup1.C3:Recup1.C3</svg:desc>
                </draw:g>
              </table:table-cell>
              <table:table-cell office:value-type="string">
                <text:p>Neutral</text:p>
                <draw:g>
                  <svg:desc>Recup1.B3:Recup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Recup1.A13:Recup1.A18</svg:desc>
                </draw:g>
              </table:table-cell>
              <table:table-cell office:value-type="float" office:value="0.32">
                <text:p>0.32</text:p>
                <draw:g>
                  <svg:desc>Recup1.C13:Recup1.C18</svg:desc>
                </draw:g>
              </table:table-cell>
              <table:table-cell office:value-type="float" office:value="0.18">
                <text:p>0.18</text:p>
                <draw:g>
                  <svg:desc>Recup1.B13:Recup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4">
                <text:p>0.4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24">
                <text:p>0.2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0.16">
                <text:p>0.1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16">
                <text:p>0.16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18cm" svg:stroke-color="#ff420e" svg:stroke-opacity="50%" draw:fill-color="#ff420e" draw:opacity="50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7.733cm" xlink:href=".." xlink:type="simple" chart:class="chart:scatter" chart:column-mapping="0 2 1" chart:style-name="ch1">
        <chart:legend chart:legend-position="top" svg:x="5.872cm" svg:y="0.412cm" style:legend-expansion="wide" chart:style-name="ch2"/>
        <chart:plot-area chart:style-name="ch3" table:cell-range-address="Coasting1.A13:Coasting1.C18 Coasting1.B3:Coasting1.C3" chart:data-source-has-labels="row" svg:x="0.545cm" svg:y="1.102cm" svg:width="15.263cm" svg:height="6.165cm">
          <chartooo:coordinate-region svg:x="1.484cm" svg:y="1.301cm" svg:width="14.137cm" svg:height="5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asting1.C13:Coasting1.C18" chart:label-cell-address="Coasting1.C3:Coasting1.C3" chart:class="chart:scatter">
            <chart:domain table:cell-range-address="Coasting1.A13:Coasting1.A18"/>
            <chart:data-point chart:repeated="6"/>
          </chart:series>
          <chart:series chart:style-name="ch8" chart:values-cell-range-address="Coasting1.B13:Coasting1.B18" chart:label-cell-address="Coasting1.B3:Coasting1.B3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ake</text:p>
                <draw:g>
                  <svg:desc>Coasting1.C3:Coasting1.C3</svg:desc>
                </draw:g>
              </table:table-cell>
              <table:table-cell office:value-type="string">
                <text:p>Neutral</text:p>
                <draw:g>
                  <svg:desc>Coasting1.B3:Coasting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Coasting1.A13:Coasting1.A18</svg:desc>
                </draw:g>
              </table:table-cell>
              <table:table-cell office:value-type="float" office:value="0.18">
                <text:p>0.18</text:p>
                <draw:g>
                  <svg:desc>Coasting1.C13:Coasting1.C18</svg:desc>
                </draw:g>
              </table:table-cell>
              <table:table-cell office:value-type="float" office:value="0.18">
                <text:p>0.18</text:p>
                <draw:g>
                  <svg:desc>Coasting1.B13:Coasting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144">
                <text:p>0.144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